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Fonts/Font_FreeSans_2.ttf" manifest:media-type="application/x-font-ttf"/>
  <manifest:file-entry manifest:full-path="Fonts/Font_FreeSans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erif_3.ttf" manifest:media-type="application/x-font-ttf"/>
  <manifest:file-entry manifest:full-path="Fonts/Font_Liberation_Sans_4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erif_2.ttf" manifest:media-type="application/x-font-tt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9a73e" draw:textarea-horizontal-align="justify" draw:textarea-vertical-align="middle" draw:auto-grow-height="false" fo:min-height="0.702cm" fo:min-width="21.09cm"/>
      <style:paragraph-properties style:writing-mode="lr-tb"/>
    </style:style>
    <style:style style:name="gr2" style:family="graphic" style:parent-style-name="objectwithoutfill">
      <style:graphic-properties draw:stroke="solid" svg:stroke-color="#bf212f"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bf212f" draw:textarea-horizontal-align="justify" draw:textarea-vertical-align="middle" draw:auto-grow-height="false" fo:min-height="1.972cm" fo:min-width="4.58cm"/>
      <style:paragraph-properties style:writing-mode="lr-tb"/>
    </style:style>
    <style:style style:name="gr4" style:family="graphic" style:parent-style-name="standard">
      <style:graphic-properties draw:fill="solid" draw:fill-color="#bf212f"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standard">
      <style:graphic-properties draw:stroke="none" draw:fill="solid" draw:fill-color="#ea982f" draw:textarea-horizontal-align="justify" draw:textarea-vertical-align="middle" draw:auto-grow-height="false" fo:min-height="0.702cm" fo:min-width="21.09cm"/>
      <style:paragraph-properties style:writing-mode="lr-tb"/>
    </style:style>
    <style:style style:name="gr6" style:family="graphic" style:parent-style-name="objectwithoutfill">
      <style:graphic-properties svg:stroke-color="#bf212f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dash" draw:stroke-dash="Dash" svg:stroke-color="#000000" svg:stroke-opacity="100%" draw:fill="none" draw:textarea-horizontal-align="justify" draw:textarea-vertical-align="middle" draw:auto-grow-height="false" fo:min-height="12.768cm" fo:min-width="12.835cm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fill="solid" draw:fill-color="#27b376" draw:textarea-horizontal-align="justify" draw:textarea-vertical-align="middle" draw:auto-grow-height="false" fo:min-height="2.925cm" fo:min-width="8.708cm"/>
      <style:paragraph-properties style:writing-mode="lr-tb"/>
    </style:style>
    <style:style style:name="gr11" style:family="graphic" style:parent-style-name="objectwithoutfill">
      <style:graphic-properties draw:stroke="solid" svg:stroke-color="#27b376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3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9a73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f212f"/>
      <style:paragraph-properties fo:text-align="center" style:writing-mode="lr-tb"/>
    </style:style>
    <style:style style:name="P5" style:family="paragraph">
      <loext:graphic-properties draw:fill="solid" draw:fill-color="#ea982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ab0d1b" loext:opacity="100%" fo:font-size="18pt" style:font-size-asian="18pt" style:font-weight-asian="normal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6f3c" loext:opacity="100%"/>
    </style:style>
    <style:style style:name="P9" style:family="paragraph">
      <style:paragraph-properties fo:text-align="center" style:writing-mode="lr-tb">
        <style:tab-stops/>
      </style:paragraph-properties>
    </style:style>
    <style:style style:name="P10" style:family="paragraph">
      <loext:graphic-properties draw:fill="solid" draw:fill-color="#27b376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bf212f" loext:opacity="100%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ab0d1b" loext:opacity="100%" fo:font-size="18pt" style:font-size-asian="18pt" style:font-weight-asian="normal" style:font-size-complex="18pt"/>
    </style:style>
    <style:style style:name="T2" style:family="text">
      <style:text-properties fo:color="#ab0d1b" loext:opacity="100%" fo:font-size="18pt" fo:font-weight="bold" style:font-size-asian="18pt" style:font-weight-asian="normal" style:font-size-complex="18pt"/>
    </style:style>
    <style:style style:name="T3" style:family="text">
      <style:text-properties fo:color="#006f3c" loext:opacity="100%"/>
    </style:style>
    <style:style style:name="T4" style:family="text">
      <style:text-properties fo:color="#bf212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0.952cm" svg:x="3.221cm" svg:y="-0.001cm">
          <text:p text:style-name="P1">Upload the dataset to a public serv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6cm" svg:y1="0.951cm" svg:x2="6.396cm" svg:y2="3.174cm">
          <text:p/>
        </draw:line>
        <draw:custom-shape draw:style-name="gr3" draw:text-style-name="P4" draw:layer="layout" svg:width="5.08cm" svg:height="2.222cm" svg:x="3.856cm" svg:y="3.174cm">
          <text:p text:style-name="P1">Write extensive</text:p>
          <text:p text:style-name="P1">document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4.444cm" svg:x2="11.476cm" svg:y2="4.444cm">
          <text:p/>
        </draw:line>
        <draw:custom-shape draw:style-name="gr3" draw:text-style-name="P4" draw:layer="layout" svg:width="5.08cm" svg:height="2.222cm" svg:x="11.476cm" svg:y="3.174cm">
          <text:p text:style-name="P1">Force the user to</text:p>
          <text:p text:style-name="P1">go through</text:p>
          <text:p text:style-name="P1">convoluted step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16cm" svg:y1="5.397cm" svg:x2="14.016cm" svg:y2="7.62cm">
          <text:p/>
        </draw:line>
        <draw:custom-shape draw:style-name="gr4" draw:text-style-name="P4" draw:layer="layout" svg:width="5.08cm" svg:height="2.54cm" svg:x="11.476cm" svg:y="7.619cm">
          <text:p text:style-name="P1">The user</text:p>
          <text:p text:style-name="P1">struggles</text:p>
          <text:p text:style-name="P1">and asks for help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6cm" svg:y1="8.889cm" svg:x2="8.936cm" svg:y2="8.889cm">
          <text:p/>
        </draw:line>
        <draw:custom-shape draw:style-name="gr4" draw:text-style-name="P4" draw:layer="layout" svg:width="5.08cm" svg:height="2.54cm" svg:x="3.856cm" svg:y="7.619cm">
          <text:p text:style-name="P1">Spend human</text:p>
          <text:p text:style-name="P1">resource</text:p>
          <text:p text:style-name="P1">to provide help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59cm" svg:height="0.952cm" svg:x="3.221cm" svg:y="17.145cm">
          <text:p text:style-name="P1">Further data processing by the us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016cm" svg:y1="14.922cm" svg:x2="14.016cm" svg:y2="17.145cm">
          <text:p/>
        </draw:line>
        <draw:custom-shape draw:style-name="gr7" draw:text-style-name="P3" draw:layer="layout" svg:width="13.335cm" svg:height="13.018cm" svg:x="3.538cm" svg:y="2.53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09cm" svg:height="3.095cm" svg:x="-0.318cm" svg:y="6.614cm">
          <draw:text-box>
            <text:p text:style-name="P6"><text:span text:style-name="T1">Traditional: Repeat for </text:span><text:span text:style-name="T2">each</text:span><text:span text:style-name="T1"> dataset</text:span></text:p>
          </draw:text-box>
        </draw:frame>
        <draw:frame draw:style-name="gr9" draw:text-style-name="P8" draw:layer="layout" svg:width="4.081cm" svg:height="0.962cm" svg:x="24.176cm" svg:y="6.657cm">
          <draw:text-box>
            <text:p><text:span text:style-name="T3">With PyDAX</text:span></text:p>
          </draw:text-box>
        </draw:frame>
        <draw:custom-shape draw:style-name="gr10" draw:text-style-name="P10" draw:layer="layout" svg:width="9.208cm" svg:height="3.175cm" svg:x="18.143cm" svg:y="8.254cm">
          <text:p text:style-name="P9">Write and share</text:p>
          <text:p text:style-name="P9">a schema for the datase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22.588cm" svg:y1="0.952cm" svg:x2="22.588cm" svg:y2="8.254cm">
          <text:p/>
        </draw:line>
        <draw:line draw:style-name="gr11" draw:text-style-name="P3" draw:layer="layout" svg:x1="22.588cm" svg:y1="11.429cm" svg:x2="22.588cm" svg:y2="17.144cm">
          <text:p/>
        </draw:line>
        <draw:line draw:style-name="gr2" draw:text-style-name="P3" draw:layer="layout" svg:x1="6.396cm" svg:y1="10.159cm" svg:x2="6.396cm" svg:y2="12.382cm">
          <text:p/>
        </draw:line>
        <draw:custom-shape draw:style-name="gr4" draw:text-style-name="P4" draw:layer="layout" svg:width="5.08cm" svg:height="2.54cm" svg:x="3.856cm" svg:y="12.382cm">
          <text:p text:style-name="P1">Does it work for</text:p>
          <text:p text:style-name="P1">the user?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13.652cm" svg:x2="11.476cm" svg:y2="13.652cm">
          <text:p/>
        </draw:line>
        <draw:custom-shape draw:style-name="gr4" draw:text-style-name="P4" draw:layer="layout" svg:width="5.08cm" svg:height="2.54cm" svg:x="11.476cm" svg:y="12.382cm">
          <text:p text:style-name="P1">Exhausted user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1.535cm" svg:height="1.673cm" svg:x="9.345cm" svg:y="12.932cm">
          <draw:text-box>
            <text:p><text:span text:style-name="T3">Yes</text:span></text:p>
            <text:p><text:span text:style-name="T3">‍😫</text:span></text:p>
          </draw:text-box>
        </draw:frame>
        <draw:line draw:style-name="gr2" draw:text-style-name="P3" draw:layer="layout" svg:x1="4.127cm" svg:y1="13.652cm" svg:x2="1.905cm" svg:y2="13.652cm">
          <text:p/>
        </draw:line>
        <draw:frame draw:style-name="gr13" draw:text-style-name="P11" draw:layer="layout" svg:width="1.311cm" svg:height="1.673cm" svg:x="2.181cm" svg:y="12.932cm">
          <draw:text-box>
            <text:p><text:span text:style-name="T4">No</text:span></text:p>
            <text:p><text:span text:style-name="T4">😞</text:span></text:p>
          </draw:text-box>
        </draw:frame>
        <draw:frame draw:style-name="gr14" draw:text-style-name="P12" draw:layer="layout" svg:width="1.905cm" svg:height="1.673cm" svg:x="0.317cm" svg:y="12.7cm">
          <draw:text-box>
            <text:p>Lost us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f9a73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889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3T13:51:24.709791867</meta:creation-date>
    <dc:date>2021-01-22T11:54:09.200771162</dc:date>
    <meta:editing-duration>PT5H1M48S</meta:editing-duration>
    <meta:editing-cycles>119</meta:editing-cycles>
    <meta:generator>LibreOffice/7.0.4.2$Linux_X86_64 LibreOffice_project/00$Build-2</meta:generator>
    <meta:document-statistic meta:object-count="25"/>
  </office:meta>
</office:document-meta>
</file>